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3.221cm" fo:min-width="4.14cm"/>
    </style:style>
    <style:style style:name="gr2" style:family="graphic" style:parent-style-name="standard">
      <style:graphic-properties draw:textarea-horizontal-align="justify" draw:textarea-vertical-align="top" draw:auto-grow-height="false" fo:min-height="3.221cm" fo:min-width="2.558cm"/>
    </style:style>
    <style:style style:name="gr3" style:family="graphic" style:parent-style-name="standard">
      <style:graphic-properties draw:fill-color="#b8860b" draw:textarea-horizontal-align="justify" draw:textarea-vertical-align="middle" draw:auto-grow-height="false" fo:min-height="0.403cm" fo:min-width="2.14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27cm" fo:min-width="1.871cm"/>
    </style:style>
    <style:style style:name="gr5" style:family="graphic" style:parent-style-name="standard">
      <style:graphic-properties draw:fill-color="#e0ffff" draw:textarea-horizontal-align="justify" draw:textarea-vertical-align="middle" draw:auto-grow-height="false" fo:min-height="0.403cm" fo:min-width="2.14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a500" draw:textarea-horizontal-align="justify" draw:textarea-vertical-align="middle" draw:auto-grow-height="false" fo:min-height="0.382cm" fo:min-width="0.296cm"/>
    </style:style>
    <style:style style:name="gr8" style:family="graphic" style:parent-style-name="standard">
      <style:graphic-properties draw:fill="none" draw:textarea-horizontal-align="justify" draw:textarea-vertical-align="top" draw:auto-grow-height="false" fo:min-height="1.46cm" fo:min-width="4.112cm"/>
    </style:style>
    <style:style style:name="gr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b8860b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e0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a500"/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text-align="center"/>
      <style:text-properties fo:font-size="8pt"/>
    </style:style>
    <style:style style:name="P9" style:family="paragraph">
      <loext:graphic-properties draw:fill="none"/>
      <style:paragraph-properties fo:text-align="center"/>
      <style:text-properties fo:font-size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64cm" svg:height="3.471cm" svg:x="1.539cm" svg:y="10.727cm">
          <text:p text:style-name="P1">Midi track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058cm" svg:height="3.471cm" svg:x="15.36cm" svg:y="6.745cm">
          <text:p text:style-name="P2">Master</text:p>
          <text:p text:style-name="P2">track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64cm" svg:height="3.471cm" svg:x="6.013cm" svg:y="5.473cm">
          <text:p text:style-name="P1">Bass</text:p>
          <text:p text:style-name="P1">drum track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45cm" svg:height="0.653cm" svg:x="3.543cm" svg:y="5.656cm">
          <text:p text:style-name="P1"><text:span text:style-name="T1">Audio cl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371cm" svg:height="1.477cm" svg:x="7.388cm" svg:y="7.261cm">
          <text:p text:style-name="P1">Reverb</text:p>
          <text:p text:style-name="P1">plugi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64cm" svg:height="3.471cm" svg:x="7.625cm" svg:y="10.703cm">
          <text:p text:style-name="P1">Synth track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371cm" svg:height="1.477cm" svg:x="9cm" svg:y="12.491cm">
          <text:p text:style-name="P1">Synth</text:p>
          <text:p text:style-name="P1">plugi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45cm" svg:height="0.653cm" svg:x="3.543cm" svg:y="6.356cm">
          <text:p text:style-name="P1"><text:span text:style-name="T1">Audio cl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645cm" svg:height="0.653cm" svg:x="3.543cm" svg:y="7.056cm">
          <text:p text:style-name="P1"><text:span text:style-name="T1">Audio cl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45cm" svg:height="0.653cm" svg:x="2.725cm" svg:y="11.61cm">
          <text:p text:style-name="P1"><text:span text:style-name="T1">midi cl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45cm" svg:height="0.653cm" svg:x="2.725cm" svg:y="12.31cm">
          <text:p text:style-name="P1"><text:span text:style-name="T1">midi cl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45cm" svg:height="0.653cm" svg:x="2.725cm" svg:y="13.01cm">
          <text:p text:style-name="P1"><text:span text:style-name="T1">midi cl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curve" svg:x1="10.653cm" svg:y1="7.208cm" svg:x2="15.36cm" svg:y2="8.48cm" draw:start-shape="id1" draw:start-glue-point="1" draw:end-shape="id2" draw:end-glue-point="3" svg:d="M10653 7208c3531 0 1178 1272 4707 1272" svg:viewBox="0 0 4708 1273">
          <text:p/>
        </draw:connector>
        <draw:connector draw:style-name="gr6" draw:text-style-name="P6" draw:layer="layout" draw:type="curve" svg:x1="12.265cm" svg:y1="12.438cm" svg:x2="15.36cm" svg:y2="8.48cm" draw:start-shape="id3" draw:start-glue-point="1" draw:end-shape="id2" svg:d="M12265 12438c2322 0 775-3958 3095-3958" svg:viewBox="0 0 3096 3959">
          <text:p/>
        </draw:connector>
        <draw:connector draw:style-name="gr6" draw:text-style-name="P6" draw:layer="layout" draw:type="curve" svg:x1="6.179cm" svg:y1="12.462cm" svg:x2="7.625cm" svg:y2="12.438cm" draw:start-shape="id4" draw:start-glue-point="1" draw:end-shape="id3" draw:end-glue-point="3" svg:d="M6179 12462c1084 0 362-24 1446-24" svg:viewBox="0 0 1447 25">
          <text:p/>
        </draw:connector>
        <draw:custom-shape draw:style-name="gr7" draw:text-style-name="P7" xml:id="id6" draw:id="id6" draw:layer="layout" svg:width="0.796cm" svg:height="0.632cm" svg:x="9.67cm" svg:y="5.151cm">
          <text:p text:style-name="P1"><text:span text:style-name="T2">gai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5" draw:id="id5" draw:layer="layout" svg:width="4.612cm" svg:height="1.71cm" svg:x="6.205cm" svg:y="2.645cm">
          <text:p text:style-name="P8">envelope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814cm" svg:y1="3.839cm" svg:x2="7.519cm" svg:y2="3.348cm">
          <text:p/>
        </draw:line>
        <draw:line draw:style-name="gr9" draw:text-style-name="P6" draw:layer="layout" svg:x1="10.374cm" svg:y1="3.839cm" svg:x2="9.503cm" svg:y2="3.349cm">
          <text:p/>
        </draw:line>
        <draw:line draw:style-name="gr9" draw:text-style-name="P6" draw:layer="layout" svg:x1="7.482cm" svg:y1="3.348cm" svg:x2="9.54cm" svg:y2="3.348cm">
          <text:p/>
        </draw:line>
        <draw:connector draw:style-name="gr6" draw:text-style-name="P6" draw:layer="layout" draw:type="curve" svg:x1="8.511cm" svg:y1="4.355cm" svg:x2="10.068cm" svg:y2="5.151cm" draw:start-shape="id5" draw:start-glue-point="2" draw:end-shape="id6" draw:end-glue-point="0" svg:d="M8511 4355c0 597 1557 199 1557 796" svg:viewBox="0 0 1558 7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9T07:22:07.255631162</meta:creation-date>
    <dc:date>2020-09-23T16:00:29.661257242</dc:date>
    <meta:editing-duration>PT11H9M2S</meta:editing-duration>
    <meta:editing-cycles>3</meta:editing-cycles>
    <meta:generator>LibreOffice/6.0.7.3$Linux_X86_64 LibreOffice_project/00m0$Build-3</meta:generator>
    <meta:document-statistic meta:object-count="21"/>
  </office:meta>
</office:document-meta>
</file>